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fo:background-color="#000000"/>
      <style:text-properties fo:color="#FFFFFF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fo:color="#FFFFFF"/>
    </style:style>
    <style:style style:name="ce1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8.28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user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utilisateur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fullname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nom complet ( exemple "John Doe"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string" table:style-name="ce9">
            <text:p>VARCHAR(255)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email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ssword</text:p>
          </table:table-cell>
          <table:table-cell office:value-type="string" table:style-name="ce9">
            <text:p>VARCHAR(150)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pass hash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last_login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ernière connex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created_at</text:p>
          </table:table-cell>
          <table:table-cell office:value-type="string" table:style-name="ce12">
            <text:p>DATETIM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CURRENT_TIMESTAMP</text:p>
          </table:table-cell>
          <table:table-cell office:value-type="string" table:style-name="ce13">
            <text:p>date inscrip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projet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linked_admin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admin lié a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linked_manager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modérateur lié au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title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scription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cre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upd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le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is_deleted</text:p>
          </table:table-cell>
          <table:table-cell office:value-type="string" table:style-name="ce12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flag de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categori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sous-catégori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project_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lié à l'id d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title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titr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color</text:p>
          </table:table-cell>
          <table:table-cell office:value-type="string" table:style-name="ce9">
            <text:p>VARCHAR(45)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coul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cre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upd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le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is_deleted</text:p>
          </table:table-cell>
          <table:table-cell office:value-type="string" table:style-name="ce12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task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tâch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title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scription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assigned_to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utilisateur assigné à cette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category_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lié à l'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mportance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lié à l'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en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expir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cre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comple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ate de complétion / valid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le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is_deleted</text:p>
          </table:table-cell>
          <table:table-cell office:value-type="string" table:style-name="ce12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fil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fichiers appartenants à 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fichie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task_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lié à l'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title</text:p>
          </table:table-cell>
          <table:table-cell office:value-type="string" table:style-name="ce9">
            <text:p>TEX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titre / no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filename</text:p>
          </table:table-cell>
          <table:table-cell office:value-type="string" table:style-name="ce9">
            <text:p>VARCHAR(45)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nom du fichier uploadé ( ou hash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size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taill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mimetype</text:p>
          </table:table-cell>
          <table:table-cell office:value-type="string" table:style-name="ce9">
            <text:p>VARCHAR(45)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type mi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cre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le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is_deleted</text:p>
          </table:table-cell>
          <table:table-cell office:value-type="string" table:style-name="ce12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importance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indicatiosn d'importance d'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title</text:p>
          </table:table-cell>
          <table:table-cell office:value-type="string" table:style-name="ce12">
            <text:p>TEX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22">
            <text:p>titr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19">
            <text:p>Table: users_has_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projets qi sont liés aux utilisateurs admin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user_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lié à l'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project_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lié à l'id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crea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CURRENT_TIMESTAMP</text:p>
          </table:table-cell>
          <table:table-cell office:value-type="string" table:style-name="ce10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eleted_at</text:p>
          </table:table-cell>
          <table:table-cell office:value-type="string" table:style-name="ce9">
            <text:p>DATETIME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is_deleted</text:p>
          </table:table-cell>
          <table:table-cell office:value-type="string" table:style-name="ce12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9">
            <text:p>Table: preferenc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0">
            <text:p>Table Comments</text:p>
          </table:table-cell>
          <table:table-cell office:value-type="string" table:number-columns-spanned="6" table:number-rows-spanned="1" table:style-name="ce15">
            <text:p>liste des préférences de l'utilisateur ( par exemple l'ordre du tri des tâches )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4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6">
            <text:p>Name</text:p>
          </table:table-cell>
          <table:table-cell office:value-type="string" table:style-name="ce7">
            <text:p>Data Type</text:p>
          </table:table-cell>
          <table:table-cell office:value-type="string" table:style-name="ce7">
            <text:p>Nullable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Default</text:p>
          </table:table-cell>
          <table:table-cell office:value-type="string" table:style-name="ce8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table:style-name="ce9"/>
          <table:table-cell office:value-type="string" table:style-name="ce10">
            <text:p>id prefere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user_id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10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tasks_filter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No</text:p>
          </table:table-cell>
          <table:table-cell office:value-type="string" table:style-name="ce9">
            <text:p>No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préférence ordre du lors du filtre des tâch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notifications_tasks_limit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préférence limite des notifications reçues</text:p>
          </table:table-cell>
          <table:table-cell table:number-columns-repeated="16376"/>
        </table:table-row>
        <table:table-row table:number-rows-repeated="1048481" table:style-name="ro1">
          <table:table-cell table:number-columns-repeated="16384"/>
        </table:table-row>
      </table:table>
      <table:table table:name="Feuil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AR</dc:creator>
    <meta:creation-date>2017-10-02T09:55:35Z</meta:creation-date>
    <dc:date>2017-10-02T12:23:52Z</dc:date>
  </office:meta>
</office:document-meta>
</file>